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C000002AE3B80DED0F52388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svg:stroke-color="#fff2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200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color="#fff2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0.533cm" svg:height="18.149cm" svg:x="0.074cm" svg:y="0.182cm">
          <draw:image xlink:href="Pictures/10000201000005FC000002AE3B80DED0F52388CF.png" xlink:type="simple" xlink:show="embed" xlink:actuate="onLoad">
            <text:p/>
          </draw:image>
        </draw:frame>
        <draw:frame draw:style-name="gr2" draw:text-style-name="P2" draw:layer="layout" svg:width="4.329cm" svg:height="0.962cm" svg:x="4.064cm" svg:y="1.124cm">
          <draw:text-box>
            <text:p><text:span text:style-name="T1">PMT Housing</text:span></text:p>
          </draw:text-box>
        </draw:frame>
        <draw:line draw:style-name="gr3" draw:text-style-name="P3" draw:layer="layout" svg:x1="5.588cm" svg:y1="2.086cm" svg:x2="2.032cm" svg:y2="4.318cm">
          <text:p/>
        </draw:line>
        <draw:line draw:style-name="gr3" draw:text-style-name="P3" draw:layer="layout" svg:x1="5.613cm" svg:y1="2.061cm" svg:x2="2.54cm" svg:y2="11.176cm">
          <text:p/>
        </draw:line>
        <draw:frame draw:style-name="gr2" draw:text-style-name="P2" draw:layer="layout" svg:width="3.605cm" svg:height="0.962cm" svg:x="27.686cm" svg:y="0.508cm">
          <draw:text-box>
            <text:p><text:span text:style-name="T1">WLS fibers</text:span></text:p>
          </draw:text-box>
        </draw:frame>
        <draw:frame draw:style-name="gr2" draw:text-style-name="P2" draw:layer="layout" svg:width="4.625cm" svg:height="1.673cm" svg:x="11.123cm" svg:y="4.318cm">
          <draw:text-box>
            <text:p><text:span text:style-name="T1">Fiber transport</text:span></text:p>
            <text:p><text:span text:style-name="T1"><text:s/></text:span><text:span text:style-name="T1">tubes</text:span></text:p>
          </draw:text-box>
        </draw:frame>
        <draw:line draw:style-name="gr3" draw:text-style-name="P3" draw:layer="layout" svg:x1="12.954cm" svg:y1="5.842cm" svg:x2="10.414cm" svg:y2="16.51cm">
          <text:p/>
        </draw:line>
        <draw:line draw:style-name="gr3" draw:text-style-name="P3" draw:layer="layout" svg:x1="12.937cm" svg:y1="5.817cm" svg:x2="10.414cm" svg:y2="9.144cm">
          <text:p/>
        </draw:line>
        <draw:line draw:style-name="gr3" draw:text-style-name="P3" draw:layer="layout" svg:x1="32.766cm" svg:y1="10.106cm" svg:x2="28.702cm" svg:y2="14.224cm">
          <text:p/>
        </draw:line>
        <draw:line draw:style-name="gr3" draw:text-style-name="P3" draw:layer="layout" svg:x1="32.766cm" svg:y1="10.106cm" svg:x2="28.448cm" svg:y2="11.938cm">
          <text:p/>
        </draw:line>
        <draw:frame draw:style-name="gr2" draw:text-style-name="P2" draw:layer="layout" svg:width="3.741cm" svg:height="0.962cm" svg:x="31.155cm" svg:y="9.144cm">
          <draw:text-box>
            <text:p><text:span text:style-name="T1">Scintillators</text:span></text:p>
          </draw:text-box>
        </draw:frame>
        <draw:frame draw:style-name="gr2" draw:text-style-name="P2" draw:layer="layout" svg:width="5.222cm" svg:height="0.962cm" svg:x="18.796cm" svg:y="0.508cm">
          <draw:text-box>
            <text:p><text:span text:style-name="T1">50 mm Al. flange</text:span></text:p>
          </draw:text-box>
        </draw:frame>
        <draw:line draw:style-name="gr3" draw:text-style-name="P3" draw:layer="layout" svg:x1="22.098cm" svg:y1="1.47cm" svg:x2="24.638cm" svg:y2="3.81cm">
          <text:p/>
        </draw:line>
        <draw:line draw:style-name="gr3" draw:text-style-name="P3" draw:layer="layout" svg:x1="29.997cm" svg:y1="1.245cm" svg:x2="27.178cm" svg:y2="8.128cm">
          <text:p/>
        </draw:line>
        <draw:line draw:style-name="gr3" draw:text-style-name="P3" draw:layer="layout" svg:x1="17.272cm" svg:y1="2.032cm" svg:x2="19.812cm" svg:y2="4.372cm">
          <text:p/>
        </draw:line>
        <draw:frame draw:style-name="gr2" draw:text-style-name="P2" draw:layer="layout" svg:width="4.625cm" svg:height="0.962cm" svg:x="13.716cm" svg:y="1.07cm">
          <draw:text-box>
            <text:p><text:span text:style-name="T1">Survey marker</text:span></text:p>
          </draw:text-box>
        </draw:frame>
        <draw:frame draw:style-name="gr2" draw:text-style-name="P2" draw:layer="layout" svg:width="5.684cm" svg:height="1.673cm" svg:x="29.787cm" svg:y="5.842cm">
          <draw:text-box>
            <text:p><text:span text:style-name="T1">2mm thick carbon </text:span></text:p>
            <text:p><text:span text:style-name="T1">fiber plate</text:span></text:p>
          </draw:text-box>
        </draw:frame>
        <draw:line draw:style-name="gr3" draw:text-style-name="P3" draw:layer="layout" svg:x1="33.02cm" svg:y1="7.366cm" svg:x2="28.448cm" svg:y2="10.922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66cm" fo:margin-bottom="0cm" fo:text-indent="0cm"/>
      <style:text-properties fo:font-size="32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8cm" fo:margin-bottom="0cm" fo:text-indent="0cm"/>
      <style:text-properties fo:font-size="28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9cm" fo:margin-bottom="0cm" fo:text-indent="0cm"/>
      <style:text-properties fo:font-size="23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4cm" fo:margin-bottom="0cm" fo:text-indent="0cm"/>
      <style:text-properties fo:font-size="23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4cm" fo:margin-bottom="0cm" fo:text-indent="0cm"/>
      <style:text-properties fo:font-size="23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4cm" fo:margin-bottom="0cm" fo:text-indent="0cm"/>
      <style:text-properties fo:font-size="23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4cm" fo:margin-bottom="0cm" fo:text-indent="0cm"/>
      <style:text-properties fo:font-size="23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4cm" fo:margin-bottom="0cm" fo:text-indent="0cm"/>
      <style:text-properties fo:font-size="23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7cm" fo:page-height="18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4.224cm" svg:x="1cm" svg:y="3.808cm"/>
      <draw:page-thumbnail draw:layer="backgroundobjects" svg:width="9.294cm" svg:height="4.224cm" svg:x="1cm" svg:y="11.856cm"/>
      <draw:page-thumbnail draw:layer="backgroundobjects" svg:width="9.294cm" svg:height="4.224cm" svg:x="1cm" svg:y="19.904cm"/>
      <draw:page-thumbnail draw:layer="backgroundobjects" svg:width="9.294cm" svg:height="4.224cm" svg:x="11.295cm" svg:y="3.808cm"/>
      <draw:page-thumbnail draw:layer="backgroundobjects" svg:width="9.294cm" svg:height="4.224cm" svg:x="11.295cm" svg:y="11.856cm"/>
      <draw:page-thumbnail draw:layer="backgroundobjects" svg:width="9.294cm" svg:height="4.224cm" svg:x="11.295cm" svg:y="19.904cm"/>
    </style:handout-master>
    <style:master-page style:name="Default" style:page-layout-name="PM1" draw:style-name="Mdp1">
      <draw:frame presentation:style-name="Default-title" draw:layer="backgroundobjects" svg:width="36.628cm" svg:height="3.087cm" svg:x="2.031cm" svg:y="0.735cm" presentation:class="title" presentation:placeholder="true">
        <draw:text-box/>
      </draw:frame>
      <draw:frame presentation:style-name="Default-outline1" draw:layer="backgroundobjects" svg:width="36.628cm" svg:height="10.728cm" svg:x="2.031cm" svg:y="4.325cm" presentation:class="outline" presentation:placeholder="true">
        <draw:text-box/>
      </draw:frame>
      <draw:frame presentation:style-name="Mpr1" draw:text-style-name="MP2" draw:layer="backgroundobjects" svg:width="9.481cm" svg:height="1.274cm" svg:x="2.031cm" svg:y="16.84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2.9cm" svg:height="1.274cm" svg:x="13.915cm" svg:y="16.84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481cm" svg:height="1.274cm" svg:x="29.177cm" svg:y="16.84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21:40:47.467350540</meta:creation-date>
    <dc:date>2019-06-02T21:59:43.599255687</dc:date>
    <meta:editing-duration>PT18M56S</meta:editing-duration>
    <meta:editing-cycles>2</meta:editing-cycles>
    <meta:generator>LibreOffice/6.0.7.3$Linux_X86_64 LibreOffice_project/00m0$Build-3</meta:generator>
    <meta:document-statistic meta:object-count="41"/>
  </office:meta>
</office:document-meta>
</file>